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5.55cm" fo:min-width="23.3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0.8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20.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10" draw:layer="layout" svg:width="6.5cm" svg:height="5.4cm" svg:x="7.3cm" svg:y="18.7cm">
          <text:p text:style-name="P9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5cm" svg:height="5.4cm" svg:x="16cm" svg:y="18.7cm">
          <text:p text:style-name="P9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1" draw:text-style-name="P4" draw:layer="layout" svg:width="23.8cm" svg:height="15.8cm" svg:x="2.95cm" svg:y="7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8.5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2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2.95cm" svg:y="6.2cm">
          <text:p text:style-name="P1">New Travel 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9.8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1.3cm" svg:height="4.8cm" svg:x="4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9.1cm">
          <text:p text:style-name="P1">Logo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5:36:04.881644000</dc:date>
    <meta:editing-duration>PT1H1M59S</meta:editing-duration>
    <meta:editing-cycles>22</meta:editing-cycles>
    <meta:generator>LibreOffice/5.2.6.2$MacOSX_X86_64 LibreOffice_project/a3100ed2409ebf1c212f5048fbe377c281438fdc</meta:generator>
    <meta:print-date>2017-06-15T20:49:22.054798000</meta:print-date>
    <meta:document-statistic meta:object-count="56"/>
  </office:meta>
</office:document-meta>
</file>